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083in"/>
    </style:style>
    <style:style style:name="Table1.B" style:family="table-column">
      <style:table-column-properties style:column-width="1.1042in"/>
    </style:style>
    <style:style style:name="Table1.C" style:family="table-column">
      <style:table-column-properties style:column-width="2.3021in"/>
    </style:style>
    <style:style style:name="Table1.D" style:family="table-column">
      <style:table-column-properties style:column-width="2.3125in"/>
    </style:style>
    <style:style style:name="Table1.A1" style:family="table-cell">
      <style:table-cell-properties style:vertical-align="middle" fo:padding="0.0382in" fo:border="none"/>
    </style:style>
    <style:style style:name="Table1.A3" style:family="table-cell">
      <style:table-cell-properties fo:padding="0.0382in" fo:border="none"/>
    </style:style>
    <style:style style:name="P1" style:family="paragraph" style:parent-style-name="Standard">
      <style:text-properties style:font-name="DejaVu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start" style:justify-single-word="false"/>
      <style:text-properties style:font-name="DejaVu Sans"/>
    </style:style>
    <style:style style:name="P5" style:family="paragraph" style:parent-style-name="Standard">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DejaVu Sans" fo:font-weight="bold" style:font-weight-asian="bold" style:font-weight-complex="bold"/>
    </style:style>
    <style:style style:name="P7" style:family="paragraph" style:parent-style-name="Standard">
      <style:paragraph-properties fo:text-align="center" style:justify-single-word="false"/>
      <style:text-properties style:font-name="DejaVu Sans" fo:font-weight="bold" style:font-weight-asian="bold" style:font-weight-complex="bold"/>
    </style:style>
    <style:style style:name="P8" style:family="paragraph" style:parent-style-name="Standard" style:list-style-name="L1">
      <style:paragraph-properties fo:text-align="justify" style:justify-single-word="false"/>
      <style:text-properties style:font-name="DejaVu Sans"/>
    </style:style>
    <style:style style:name="P9" style:family="paragraph" style:parent-style-name="Standard">
      <style:paragraph-properties fo:text-align="justify" style:justify-single-word="false"/>
    </style:style>
    <style:style style:name="P10" style:family="paragraph" style:parent-style-name="Heading_20_1">
      <style:text-properties style:font-name="DejaVu San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officeooo:rsid="000adb3a"/>
    </style:style>
    <style:style style:name="T5" style:family="text">
      <style:text-properties style:font-name="DejaVu Sans"/>
    </style:style>
    <style:style style:name="T6" style:family="text">
      <style:text-properties style:font-name="DejaVu Sans" officeooo:rsid="000adb3a"/>
    </style:style>
    <style:style style:name="T7" style:family="text">
      <style:text-properties style:font-name="DejaVu Sans"/>
    </style:style>
    <style:style style:name="T8" style:family="text">
      <style:text-properties style:font-name="DejaVu Sans" officeooo:rsid="000adb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UDDrawer v. 0.3</text:p>
      <text:p text:style-name="P3">Orbiter aux library</text:p>
      <text:p text:style-name="P3"><text:a xlink:type="simple" xlink:href="http://sf.net/projects/enjomitchsorbit">http://sf.net/projects/enjomitchsorbit</text:a> </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Copyright (C)</text:p>
          </table:table-cell>
          <table:table-cell table:style-name="Table1.A1" office:value-type="string">
            <text:p text:style-name="P4">2008</text:p>
          </table:table-cell>
          <table:table-cell table:style-name="Table1.A1" office:value-type="string">
            <text:p text:style-name="P1">Steve Arch "agentgonzo"</text:p>
          </table:table-cell>
          <table:table-cell table:style-name="Table1.A1" office:value-type="string">
            <text:p text:style-name="P1">virtual table hijacking </text:p>
          </table:table-cell>
        </table:table-row>
        <table:table-row>
          <table:table-cell table:style-name="Table1.A1" office:value-type="string">
            <text:p text:style-name="P1">Copyright (C)</text:p>
          </table:table-cell>
          <table:table-cell table:style-name="Table1.A1" office:value-type="string">
            <text:p text:style-name="P4">2012-2013</text:p>
          </table:table-cell>
          <table:table-cell table:style-name="Table1.A1" office:value-type="string">
            <text:p text:style-name="P1">Szymon Ender "Enjo" </text:p>
          </table:table-cell>
          <table:table-cell table:style-name="Table1.A1" office:value-type="string">
            <text:p text:style-name="P1">created a framework <text:line-break/><text:span text:style-name="T2">ender-sz fat go2 pot pl</text:span></text:p>
          </table:table-cell>
        </table:table-row>
        <table:table-row>
          <table:table-cell table:style-name="Table1.A3" table:number-columns-spanned="4" office:value-type="string">
            <text:p text:style-name="P3">All rights reserved </text:p>
          </table:table-cell>
          <table:covered-table-cell/>
          <table:covered-table-cell/>
          <table:covered-table-cell/>
        </table:table-row>
      </table:table>
      <text:p text:style-name="P1"/>
      <text:p text:style-name="P1"/>
      <text:h text:style-name="P10" text:outline-level="1"><text:bookmark-start text:name="__RefHeading__222_1075092414"/>Intro<text:bookmark-end text:name="__RefHeading__222_1075092414"/></text:h>
      <text:p text:style-name="P2">'Nuff blocking other developers, who are waiting with their HUD drawing modules to bust, by Launch MFD's internal HUD drawing system! This library centralizes the internals of “VESSEL virtual table hijacking”, providing a common system where all the modules, willing to draw on HUD, are registered, and receive the HUD drawing context afterwards. A good example of a module that could use this system would be <text:a xlink:type="simple" xlink:href="http://www.orbithangar.com/searchid.php?ID=3595">Axial Velocity HUD</text:a>, which is currently not compatible with Launch MFD's former HUD drawing system (or the other way around).</text:p>
      <text:p text:style-name="P2"/>
      <text:p text:style-name="P2">Reference posts: <text:a xlink:type="simple" xlink:href="http://www.orbiter-forum.com/showthread.php?p=53628&amp;postcount=13"><text:span text:style-name="T3">Problem report</text:span></text:a><text:span text:style-name="T3">, </text:span><text:a xlink:type="simple" xlink:href="http://www.orbiter-forum.com/showthread.php?p=54371&amp;postcount=31"><text:span text:style-name="T3">Solution used</text:span></text:a><text:span text:style-name="T3">.</text:span></text:p>
      <text:p text:style-name="P2"/>
      <text:p text:style-name="P2"><text:span text:style-name="T1">WARNING!</text:span> This library is a <text:span text:style-name="T1">HACK</text:span> and it <text:span text:style-name="T1">may stop working</text:span> in future versions of Orbiter API if the library isn't maintained anymore. Note however that it's very easy to do so by updating the VesselHooking class.</text:p>
      <text:p text:style-name="P2"/>
      <text:p text:style-name="P9"><text:span text:style-name="T5">HUDDrawer is licensed under GPL. It means that every code that links with HUDDrawer (statically or dynamically) has to be released under </text:span><text:span text:style-name="T6">a </text:span><text:span text:style-name="T5">GPL </text:span><text:span text:style-name="T6">compatible lice</text:span><text:span text:style-name="T6">nse. See </text:span><text:a xlink:type="simple" xlink:href="http://www.gnu.org/licenses/license-list.html"><text:span text:style-name="T5">http://www.gnu.org/licenses/license-list.html</text:span></text:a><text:span text:style-name="T5">.</text:span></text:p>
      <text:p text:style-name="P2"/>
      <text:p text:style-name="P6">Never compile in the HUDDrawer's code provided in the Samples directory, or you'll crash Orbiter. Instead, you have to link your code with the VesselHooking.lib library. The HUDDrawer's code is there only to fulfill the GPL license.</text:p>
      <text:h text:style-name="P10" text:outline-level="1">Usage</text:h>
      <text:p text:style-name="P2">To have your module receive vessel's HUD drawing context, all you need to do is follow these steps:</text:p>
      <text:list xml:id="list8760500757426810251" text:style-name="L1">
        <text:list-item>
          <text:p text:style-name="P8">Derive your module from EnjoLib::IDrawsHUD, available under include path &lt;EnjoLib/IDrawsHUD.hpp&gt;</text:p>
        </text:list-item>
        <text:list-item>
          <text:p text:style-name="P8">Implement the pure virtual methods from the above interface.</text:p>
        </text:list-item>
        <text:list-item>
          <text:p text:style-name="P8">Compile your source and link VesselHooking.lib</text:p>
        </text:list-item>
        <text:list-item>
          <text:p text:style-name="P8">Activate HUDDrawer module in Orbiter's Modules tab of the Launchpad.</text:p>
        </text:list-item>
      </text:list>
      <text:p text:style-name="P2"/>
      <text:p text:style-name="P2">For more details, check out the Doxygen documentation in doxygen dir.</text:p>
      <text:p text:style-name="P2"><text:soft-page-break/></text:p>
      <text:p text:style-name="P7"/>
      <text:p text:style-name="P7"/>
      <text:p text:style-name="P7"/>
      <text:p text:style-name="P7"/>
      <text:p text:style-name="P7"/>
      <text:p text:style-name="P3">HUDDrawer is free software: you can redistribute it and/or modify </text:p>
      <text:p text:style-name="P3">it under the terms of the GNU General Public License as published by </text:p>
      <text:p text:style-name="P3">the Free Software Foundation, either version 3 of the License, or </text:p>
      <text:p text:style-name="P3">(at your option) any later version. </text:p>
      <text:p text:style-name="P3"/>
      <text:p text:style-name="P3">HUDDrawer is distributed in the hope that it will be useful, </text:p>
      <text:p text:style-name="P3">but WITHOUT ANY WARRANTY; without even the implied warranty of </text:p>
      <text:p text:style-name="P3">MERCHANTABILITY or FITNESS FOR A PARTICULAR PURPOSE. <text:s/>See the </text:p>
      <text:p text:style-name="P3">GNU General Public License for more details. </text:p>
      <text:p text:style-name="P3"/>
      <text:p text:style-name="P3">You should have received a copy of the GNU General Public License </text:p>
      <text:p text:style-name="P3">along with HUDDrawer. <text:s/>If not, see &lt;http://www.gnu.org/licenses/&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7T20:13:18</meta:creation-date>
    <meta:generator>LibreOffice/4.1.4.2$Linux_X86_64 LibreOffice_project/410m0$Build-2</meta:generator>
    <dc:date>2014-01-11T11:41:46.139119799</dc:date>
    <meta:editing-duration>PT35M42S</meta:editing-duration>
    <meta:editing-cycles>16</meta:editing-cycles>
    <meta:document-statistic meta:table-count="1" meta:image-count="0" meta:object-count="0" meta:page-count="2" meta:paragraph-count="35" meta:word-count="393" meta:character-count="2535" meta:non-whitespace-character-count="2165"/>
  </office:meta>
</office:document-meta>
</file>